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style:text-position="super"/>
    </style:style>
    <style:style style:name="T3" style:family="text">
      <style:text-properties fo:font-weight="bold" style:text-line-through-type="single"/>
    </style:style>
    <style:style style:name="T4" style:family="text">
      <style:text-properties fo:font-style="italic" style:text-line-through-type="single"/>
    </style:style>
  </office:automatic-styles>
  <office:body>
    <office:text>
      <text:p text:style-name="Normal">Ne, doko oiteba ii? Kotti ni suru ka. Pressure. she already feels the pressure from (her perception of) others’ expectations for her as a student. When you add to that the (perceived) expectations as a ‘proper’ human being, as a functioning member of society, and the failure to meet all those expectations: that’s when the pressure, no, when the circumstances are ripe for fossilization.</text:p>
      <text:p text:style-name="Normal">Also, likely on the second day, we should talk about the pink flower pot.</text:p>
      <text:p text:style-name="Normal"/>
      <text:p text:style-name="Normal">siraketa kao, kawattenakute, yokatta. We’ve started it, but we haven’t finished. You’ll need to finish this later on.</text:p>
      <text:p text:style-name="Normal"/>
      <text:p text:style-name="Normal"/>
      <text:p text:style-name="Normal">“The world may keep on turning when you’re gone, but for me, it will stop! You’re the reason I decided to stay here! You’re the reason why I decided to live! ... And... And if I can’t be the same for you... If I can’t be that person for you, please... Don’t do the same mistake I did... </text:p>
      <text:p text:style-name="Normal"/>
      <text:p text:style-name="Normal"/>
      <text:p text:style-name="Normal"/>
      <text:p text:style-name="Normal"/>
      <text:p text:style-name="Normal">Her classmates: some of them are kind, but they don’t understand her. Or at least, so she thinks. The rest simply never talk to her. And then there’s you.</text:p>
      <text:p text:style-name="Normal"/>
      <text:p text:style-name="Normal"/>
      <text:p text:style-name="Normal"><text:span text:style-name="T1">Why was it so difficult to be oneself? By all means, it should have been the easiest thing in the world —all one had to do was be— but somehow she couldn’t manage it. That’s what she was wondering as she looked at herself in the restroom’s mirror.</text:span></text:p>
      <text:p text:style-name="Normal"><text:span text:style-name="T1">“Hmmm...” She eyed her reflection suspiciously, expecting at any moment that it would become someone else.</text:span></text:p>
      <text:p text:style-name="Normal"><text:span text:style-name="T2">something like this -&gt;</text:span> (≖`‸´≖)</text:p>
      <text:p text:style-name="Normal"><text:span text:style-name="T1">However, it didn’t. Admittedly, that’s what usually happens when looking into a mirror, but she had her reasons to expect the unexpected: it would explain why it was so difficult to be herself. The reflection may not transform now that she was paying attention to it, but it might do so when she has her back turned.</text:span></text:p>
      <text:p text:style-name="Normal"><text:span text:style-name="T1">“I’m keeping an eye on you,” she said, gesturing to it with her fingers to make herself extra clear.</text:span></text:p>
      <text:p text:style-name="Normal"><text:span text:style-name="T1">The warning issued, she turned towards the door to make her exit. But that was a feint! In a flash she’d turned back to the mirror, scrutinizing it for any change.</text:span></text:p>
      <text:p text:style-name="Normal"><text:span text:style-name="T3">“Hmmmmmmm.”</text:span></text:p>
      <text:p text:style-name="Normal"><text:span text:style-name="T1">She tried different angles, closing then opening her eyes, holding her hair in a ponytail, and finally sticking her tongue out to taunt her reflection, but the girl in the mirror was always unmistakably herself.</text:span></text:p>
      <text:p text:style-name="Normal"><text:span text:style-name="T1">“Sigh...”</text:span></text:p>
      <text:p text:style-name="Normal"><text:span text:style-name="T1">Perhaps it was time to consider the possibility that her reflection didn’t transform because she didn’t either. </text:span><text:span text:style-name="T4">But then, why? </text:span><text:span text:style-name="T1">She asked herself as she finally exited the girl’s restroom.</text:span></text:p>
      <text:p text:style-name="Normal"><text:span text:style-name="T1">As expected, the hallway was completely empty at this hour: except for her, students and teachers alike were all in their classrooms. Hers was on the first floor, still some way away, and as she started for it new questions came to mind: what should she tell her teacher? What excuses did she have today? </text:span></text:p>
      <text:p text:style-name="Normal"/>
      <text:p text:style-name="Normal"/>
      <text:p text:style-name="Normal"/>
      <text:p text:style-name="Normal"/>
      <text:p text:style-name="Normal"/>
      <text:p text:style-name="Normal">What was she left to do, as her own magic turned against her? What did she have left, now that her own imagination tortured her?</text:p>
      <text:p text:style-name="Normal"/>
      <text:p text:style-name="Normal"/>
      <text:p text:style-name="Normal">“Well, it’s a really long story, really...” She was a bit flustered, and scratched her head before turning to you, “Hey, this story... Why don’t you tell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